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chantillon</text:p>
          </table:table-cell>
          <table:table-cell table:style-name="ce1" office:value-type="string" calcext:value-type="string">
            <text:p>Nombre de peaks total</text:p>
          </table:table-cell>
          <table:table-cell table:style-name="ce1" office:value-type="string" calcext:value-type="string">
            <text:p>Nombre de peaks sur des contigs</text:p>
          </table:table-cell>
        </table:table-row>
        <table:table-row table:style-name="ro1">
          <table:table-cell office:value-type="string" calcext:value-type="string">
            <text:p>ChIPseq_Chd8_rep1</text:p>
          </table:table-cell>
          <table:table-cell office:value-type="float" office:value="20003" calcext:value-type="float">
            <text:p>200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hIPseq_Chd8_rep2</text:p>
          </table:table-cell>
          <table:table-cell office:value-type="float" office:value="21166" calcext:value-type="float">
            <text:p>211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IPseq_CTCF</text:p>
          </table:table-cell>
          <table:table-cell office:value-type="float" office:value="52880" calcext:value-type="float">
            <text:p>52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hIPseq_Oct4_rep1</text:p>
          </table:table-cell>
          <table:table-cell office:value-type="float" office:value="42945" calcext:value-type="float">
            <text:p>429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hIPseq_Oct4_rep2</text:p>
          </table:table-cell>
          <table:table-cell office:value-type="float" office:value="34208" calcext:value-type="float">
            <text:p>342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hIPseq_Pol2_rep1</text:p>
          </table:table-cell>
          <table:table-cell office:value-type="float" office:value="48145" calcext:value-type="float">
            <text:p>481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hIPseq_Pol2_rep2</text:p>
          </table:table-cell>
          <table:table-cell office:value-type="float" office:value="11587" calcext:value-type="float">
            <text:p>115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IPseq_TBP_rep1</text:p>
          </table:table-cell>
          <table:table-cell office:value-type="float" office:value="49567" calcext:value-type="float">
            <text:p>495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IPseq_TBP_rep2</text:p>
          </table:table-cell>
          <table:table-cell office:value-type="float" office:value="781" calcext:value-type="float">
            <text:p>781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9:53:04.477304071</meta:creation-date>
    <meta:generator>LibreOffice/6.0.7.3$Linux_X86_64 LibreOffice_project/00m0$Build-3</meta:generator>
    <dc:date>2020-09-29T11:17:03.788089951</dc:date>
    <meta:editing-duration>PT1H23M57S</meta:editing-duration>
    <meta:editing-cycles>7</meta:editing-cycles>
    <meta:document-statistic meta:table-count="1" meta:cell-count="30" meta:object-count="0"/>
  </office:meta>
</office:document-meta>
</file>